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margin-left="0in" fo:margin-right="0in" fo:text-indent="0in" style:auto-text-indent="false"/>
      <style:text-properties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line-height="200%" fo:text-align="start" style:justify-single-word="false"/>
    </style:style>
    <style:style style:name="P6" style:family="paragraph" style:parent-style-name="Footnote">
      <style:paragraph-properties fo:margin-left="0in" fo:margin-right="0in" fo:text-indent="0in" style:auto-text-indent="false"/>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Tanasi</text:p>
      <text:p text:style-name="Standard"/>
      <text:p text:style-name="Standard">HIS 6939</text:p>
      <text:p text:style-name="Standard"/>
      <text:p text:style-name="Standard">10/29/17</text:p>
      <text:p text:style-name="Standard"/>
      <text:p text:style-name="Standard"/>
      <text:p text:style-name="P2">Paper 2 – Death of the Invisibles </text:p>
      <text:p text:style-name="P2"/>
      <text:p text:style-name="P2"/>
      <text:p text:style-name="P5"><text:tab/>Death and burial during the years of the Roman Republic and Empire were very unique and interesting to say the least, with most sources dictating the possibility of lavish funeral displays. <text:s/>Yet there is a topic that does receive the same amount of attention, that of the deaths of the slaves of Rome, more specifically the famed Gladiators and the prisoners of the many wars fought abroad. <text:s/>In some cases these two peoples can be one in the same, yet some enemies of Rome could have been considered <text:span text:style-name="T2">noxi</text:span> and thus were not afforded the chance to even gain a position as a gladiator let alone be buried as one. <text:s/>The steps to looking into a topic like this is going to be one of some difficulty since much of historians knowledge is gleaned from the ancient sources that cover aristocratic funerals. <text:s/>These gladiators were usually non-Romans, warriors captured from foreign wars, people who were used to battle and blood and thus the perfect candidate for a blood sport like this. <text:s/>Yet there were many cases where the Romans would execute their prisoners of war for numbers of reasons, and these men would have not gained what the Romans would have considered a proper burial. <text:s/>This is what makes the topic very insetting, the fact that these gladiators are themselves living a double life, being equally loved and hated by the Roman people and how this feeling effected the manner in which they were buried. <text:s/>This can give a great deal of insight into how the Romans themselves could have been thinking about each of these gladiators and prisoners of war. <text:s/>Since this topic will have a lower number of sources than other topics, the current sources available will have to be carefully investigated and looked into in order to find the best possible information that assists the argument. <text:s/>The focus of this paper will be to investigate the sources available to learn how the Roman people regarded both the gladiators and the <text:soft-page-break/>prisoners of war during life and death during the era of the Republic and the Empire. <text:s/>The investigation of the gladiators will cover the wide range in which the Romans viewed the many gladiators that fought and entertained for the masses. <text:s/>As for the section on those considered prisoners of war marked for death, the section will cover instances in which the Romans were given the choice to decide what to do with prisoners of war. <text:s/>Both sections will cover instances in both the Republic and the Empire to encompass a full view of how the Romans view shifted or did not shift as the years went by and the reasons to host the great games changed just as frequently. <text:s/>To begin this lengthy discussion regarding the treatment of the dead, this paper will begin with the subject of gladiators and how the Roman historians have recorded the many events these ancient athletes managed to impact the texts of history. <text:s/></text:p>
      <text:p text:style-name="P5"><text:tab/>To begin this discussion one must differentiate between the prisoners of war that the Romans would call gladiators and those considered <text:span text:style-name="T2">noxi</text:span>. <text:s/>These two peoples can be of the same pool, soldiers that have been captured after lengthy wars with the Romans, some of them being sent to slavery while others are sentenced to a horrific death. <text:s/>However both these peoples encompassed the population of Roman slaves a group of people that have not been given much attention during the course of the historical texts. <text:s/>Cicero mentions gladiators being either people who are foreigners or people shunned from society<text:note text:id="ftn1" text:note-class="footnote"><text:note-citation>1</text:note-citation><text:note-body><text:p text:style-name="P1">. Cicero, <text:span text:style-name="T2">Tusc. Discp. </text:span><text:span text:style-name="T3">2.17.41</text:span></text:p></text:note-body></text:note>, <text:s/>and thus these people are the last likely people to gain a great deal of praise from the Roman people. <text:s/>Yet these men are given the chance to rise up the ranks and become in some cases almost an icon the ancient world. <text:s/>As it is well known these gladiators were mainly foreigners who were given the chance to enter Roman Society in a very unorthodox way, however this does not explain how these men would have been chosen. <text:s/>They were chosen amongst the peoples the Romans came into contact with or slaves of the Republic and Empire<text:note text:id="ftn2" text:note-class="footnote"><text:note-citation>2</text:note-citation><text:note-body><text:p text:style-name="P1">. Kyle 1998, pg. 79</text:p></text:note-body></text:note>. <text:s/>This created a strange dynamic within the people watching these events, the gladiators themselves being considered ranked low in society yet they gained the awe and praises from the same people who would have thought less of them<text:note text:id="ftn3" text:note-class="footnote"><text:note-citation>3</text:note-citation><text:note-body><text:p text:style-name="P1">. Kyle 1998, pg. 80</text:p></text:note-body></text:note>. <text:s/>Thus <text:soft-page-break/>these gladiators are generally understood to be walking a sort of thin line with the peoples of Rome, and thus their fame and glory, and for this case their acceptance was all based on their performance each time they were commanded to fight. <text:s/>As for the Prisoners of war there are many cases in which the ancient sources describe the Romans taking the action of killing prisoners of war at least in the early years of the Republic. <text:s/>Cassius Dio mentions on many occasions during the Punic Wars when the Romans would execute the Carthaginian prisoners but this would usually be in the case of the leaders<text:note text:id="ftn4" text:note-class="footnote"><text:note-citation>4</text:note-citation><text:note-body><text:p text:style-name="P1">. Cassius Dio, <text:span text:style-name="T2">Roman His</text:span>. 12. 17</text:p></text:note-body></text:note>. <text:s/>This is a huge factor whenever these prisoners of war are concerned, it seems that the death is only reserved for the high ranking officials in the enemies armies. <text:s/>People who could rally peoples to a rebellious cause and this could be a may be the main factor towards the decision of making each captured warrior fight as a gladiator. <text:s/>This distinction may be not very much covered in the sources but the few instances in which the Romans are dealing with prisoners of war, there is clear distinction between the people sold into slavery and those the Romans would make an example of. <text:s/>Now that the general discussion had been started towards who these people may have been selected from, how have these gladiators and prisoners of war faired during the years of the Republic and the Empire beginning with the historical sources present on gladiators. <text:s/></text:p>
      <text:p text:style-name="P5"><text:tab/>This is, for all intents and purposes, a section that is long awaited to cover, the presence of Gladiators during both the Roman Republic and Empire. <text:s/>These men are some of the most interesting figures in the entirety of the Roman world, with a number of reasons in which they would fight, for a festival, for Imperial games or for the politics of the republic<text:note text:id="ftn5" text:note-class="footnote"><text:note-citation>5</text:note-citation><text:note-body><text:p text:style-name="P1">. Kyle 1998, pg. 38</text:p></text:note-body></text:note>. <text:s/>These men are slaves of Rome forced to fight to the death for the amusement of the Roman people, yet there is a great deal of complexity when it comes to these gladiators. <text:s/>The first thing people mostly think when they hear this word, they think of <text:s/>the Thracian Spartacus and his rebellion, yet these gladiators were so much more to the people of Rome. <text:s/>These men were themselves symbols of Roman power, some of these gladiators displayed armor of conquered peoples, also showing a display of the Roman dominance over the peoples they <text:soft-page-break/>had fought in the many wars<text:note text:id="ftn6" text:note-class="footnote"><text:note-citation>6</text:note-citation><text:note-body><text:p text:style-name="P1">. Livy, <text:span text:style-name="T2">History of Rome,</text:span> 9.40.17</text:p></text:note-body></text:note>. <text:s/>These would include both the Thracian and Samnite gladiator fighting styles, a testament to the Roman power over these peoples, who had been either former or current enemies of Rome. <text:s/>Gladiators would be a tool that aristocrats would have used a showing of gladiators after the death of loved ones<text:note text:id="ftn7" text:note-class="footnote"><text:note-citation>7</text:note-citation><text:note-body><text:p text:style-name="P1">. Sallust, <text:span text:style-name="T2">The Jugurthine War</text:span>, 95.3.4</text:p></text:note-body></text:note>, the reasons behind this action could have been for number of objectives yet it would certainly show a display of wealth that would not have been possible by many. <text:s/>In a text by Suetonius, there is mention of the Emperor Tiberius holding games for the death of both his father and grandfather<text:note text:id="ftn8" text:note-class="footnote"><text:note-citation>8</text:note-citation><text:note-body><text:p text:style-name="P1">. Suetonius, <text:span text:style-name="T2">Twelve Caesars</text:span>, 7.2-3</text:p></text:note-body></text:note>. <text:s/>This spectacle of gladiators lasted into the years of the empire and continued to send the people into awe for many years, yet these men were not the aforementioned prodigal sons of Rome, willing to die for the crowd. <text:s/>These men were slaves, forgotten by most people except for one Lanista who gave them a chance. These slaves, former enemies of Rome were able to sew themselves into a unique part of the ancient Roman community all while being generally loved by the people who had hated them the most. <text:s/>Gladiators, as mentioned multiple times, were selected mostly from former enemies of Rome, foreign warriors captured by the Romans after failing to defeat them in combat. <text:s/>These men were mostly selected from the common foot soldiers, as for the commanders of these foreign armies, the Romans would definitely have another idea planned. <text:s/>As these gladiators were nothing more then common slaves before their training, the Romans would also have separate prisoners of war that were not condemned to fight as gladiators but rather become the spectacle themselves by being executed for all the people to see, as another symbol of the Roman control of the known world. <text:s/></text:p>
      <text:p text:style-name="P5"><text:tab/>Prisoners of war were very common in the roman world and the constant influx of these prisoners that became the slaves of the Republic and the Empire would account for the gladiators that gave the Roman people a good show. <text:s/>Yet these men were usually the foot soldiers in the grander armies, the leaders would have certainly been one of the best warriors, to many a lanista this trait would be one that would be hard to pass on. <text:s/>These leader would have held a considerable level of respect <text:soft-page-break/>among the local non roman peoples they had represented, causing a degree of fear that this leader could cause others to revolt. <text:s/>While this issue is never discussed in the many sources regarding the Romans, there is a reference to the public execution of the Gallic chieftain Vercingetorix during the triumph of Caesar<text:note text:id="ftn0" text:note-class="footnote"><text:note-citation>9</text:note-citation><text:note-body><text:p text:style-name="P1">. Caesar, <text:span text:style-name="T2">Gallic War</text:span><text:span text:style-name="T3">, 7.52</text:span></text:p></text:note-body></text:note>. <text:s/>This example gives an insight to how the Romans considered these people who they considered threats to the Roman ideology of dominance throughout the known world. <text:s/>Thus the prisoners of war that the Romans did not turn into slaves and their for gladiators, were those they felt could send a greater message if they were killed rather then be sold into slavery. <text:s/>The case of Vercingetorix, this was the end of the republic era moving into the years of the Empire and thus these prisoners of war would change and those who were publicly executed would also change. <text:s/>As the rise of <text:s/>christianity, a religion that would have been considered one for the commoners, slaves and prostitutes, caused many to be executed publicly for the purpose of showing the dominance of Rome<text:note text:id="ftn9" text:note-class="footnote"><text:note-citation>10</text:note-citation><text:note-body><text:p text:style-name="P1">. Tacitus, <text:span text:style-name="T2">Ann.</text:span> 15.44</text:p></text:note-body></text:note>. <text:s/>While these cases of Emperors executing christians, there are many of those people who could have been sent to the Ludus Magnus in Rome to live on as slaves of Rome, yet they were specifically chosen to be made an example of to all the people watching in the arena. <text:s/>This idea of the showing of dominance is a major factor in this investigation of how these dead slaves were thought of by the historians and peoples of Rome. <text:s/>While there is clearly a love from the masses when it comes to the practicals of blood, yet the patrician voice that is gained from the sources do not give the bloodsport the same opinion. <text:s/>This can give a closer look to how the death of these men would be taken by the Roman people, if a gladiator would fall in battle, there is a chance that someone would construct a monument to the man. <text:s/>As for the christians and other <text:span text:style-name="T2">noxi</text:span> doomed to death in a publicly shameful manner, they are not given the same courtesy by the Roman people and their bodies are dumped into the Tiber River. <text:s/>The whole idea of the dominance of Rome and the culture of the Roman people almost caused the legions to make specific choices to which captured warriors would be sent back to Italy to be sold as slaves and which of them would be instantly marked for death <text:span text:style-name="T2">ad gladium</text:span>. <text:s/></text:p>
      <text:p text:style-name="P5"><text:soft-page-break/><text:tab/>One major factor in the ways of dictating how these slaves of Rome would have been received by the Roman people and this is evidence of Grave sights. <text:s/>Since remembrance of the dead was very important to the Roman people, they would show no difference in showing their appreciation for one of <text:s/>the gladiators that brought so much excitement to the citizens. <text:s/>Since these men held the position of being a former slave, if a gladiator should fall their body would not be given the best treatment set aside for fallen warriors. <text:s/>Yet there are some examples of tombstones dedicated to gladiators shill surviving to this day<text:note text:id="ftn10" text:note-class="footnote"><text:note-citation>11</text:note-citation><text:note-body><text:p text:style-name="P1">. Hope (2009) pg. 179</text:p></text:note-body></text:note>, displaying that even with their slave status, they were influential enough to the world that another man commissioned this tombstone. <text:s/>The best example of surviving tombstones, set aside for the gladiators of the Republic and the Empire was the stone dedicated to the Gladiator Flamma, this stone displayed a number of informative numbers such as his wins, loses and even how many years he lived when he died. <text:s/>While these things all seem quite common to place on the tombstone of the deceased, the fact that this man was a Gladiator, a former slave was receiving more acolytes then some of the common free peoples were being given at this time. <text:s/>However even with this tombstone being a symbol of some form of equality, the Romans forced these gladiator tombs to be placed on the outskirts of the cemeteries<text:note text:id="ftn11" text:note-class="footnote"><text:note-citation>12</text:note-citation><text:note-body><text:p text:style-name="P1">. Hope (2009) pg. 179</text:p></text:note-body></text:note>. <text:s/>Making sure that if these gladiators were to be in fact given the honor of a proper burial, they would certainly have their tombs segregated from the rest of the Roman dead. <text:s/>Even with this past truth, the gladiators were given enough praise by their Roman owners and would have made such an impact on the people and history of Rome, there is not question that this type of a person would be elevated beyond their slave status after their death. <text:s/>Gladiators, in some cases were given a proper burial and honored as if they had won their freedom before they had been cut down upon the sands of the arena. <text:s/>This shows that Roman funerary culture had steps in place so that anyone could give any member of Roman society a proper burial and that there were steps in place if money was an issue for the surviving family<text:note text:id="ftn12" text:note-class="footnote"><text:note-citation>13</text:note-citation><text:note-body><text:p text:style-name="P1">. Hope (2009) pg. 157</text:p></text:note-body></text:note>. <text:s/>These gladiators were slaves of Rome, not <text:soft-page-break/>considered on the same level as the common people and yet in some cases these slaves get a better tombstone then those born into freedom and poverty. <text:s/>This subject continues though, since it was the more unlikely case when Gladiators were honored to the likes of a free man, and what was more on course to occur was that the Romans would make an example of the slaves or just toss their bodies to be consumed by the elements. <text:s/></text:p>
      <text:p text:style-name="P5"><text:tab/>While it is known that the Romans would dispose of the executed noxi in the Tiber River, however this is not before these prisoners are made an example of for all the people to see, a symbol of both power and fear. <text:s/>The first choice to look into actually encompasses both sides of this topic, gladiators who were given a death sentence to that of enemies of Rome. <text:s/>The rebellion of Spartacus brings in both sides of the topic into a unique bind, having the men that entertain and display the power of Rome rampaging throughout Italy dismantling that power. <text:s/>The Romans had no intentions of placing these gladiators within the same light as we see those gaining proper grave stones, Crassus ordered his men to crucify the survivors of the final battle along the Appian Way<text:note text:id="ftn13" text:note-class="footnote"><text:note-citation>14</text:note-citation><text:note-body><text:p text:style-name="P1">. Appian, <text:span text:style-name="T2">Civil Wars</text:span>, 1.120.6</text:p></text:note-body></text:note>. <text:s/>While this to the modern world is cruel and unusual punishment, think about it from the stand point of the Romans who had used these gladiators to portray their own power. <text:s/>This grossly public execution was itself a demonstration of Roman power in the form of fear and retribution, the symbol of what would happen to any slave that dare raised their hand against Rome. <text:s/>These displays of destructive power was additionally a way to rob the dead of the proper burial that had been sewn into the Roman culture, shaming the deceased in death as well as the last few moments of their life. <text:s/>During the years of the Empire the persecution of Christians became another chance for the Romans to display their power, even using the punishments designated for criminals against the acolytes of a fledgeling religion<text:note text:id="ftn14" text:note-class="footnote"><text:note-citation>15</text:note-citation><text:note-body><text:p text:style-name="P1">. Tacitus. <text:span text:style-name="T2">Ann. </text:span>15.44</text:p></text:note-body></text:note>. <text:s/>These bodies would have been dumped into the river as any other criminal during the years before would have been, furthermore during the Empire even emperor's bodies were subject to this kind of treatment<text:note text:id="ftn15" text:note-class="footnote"><text:note-citation>16</text:note-citation><text:note-body><text:p text:style-name="P1">. Hope (2009) pg. 62</text:p></text:note-body></text:note>. <text:s/>The treatment of <text:soft-page-break/>these bodies was horrible to say the least, and their deaths only meant the solidification that Rome was a lasting power in the world. <text:s/>These prisoners of war, <text:span text:style-name="T2">noxi</text:span>, zealots, and military leaders all stood for something outside of the Roman world, each of them retaining their own version of a proper burial. <text:s/>Due to these peoples place in time and poor luck to end on the wrong end of history, gives a great deal to study not only how these people were executed but also how the bodies were disposed of. <text:s/>Yet what their deaths meant to Rome, how the death of a single person could have a lasting impact on how other peoples could view one city. <text:s text:c="2"/></text:p>
      <text:p text:style-name="P5"><text:tab/>Seeing how the Romans dealt with the dead is clear way to almost get the feeling that the Romans had when these people had been alive. <text:s/>At the same time these slaves and gladiators are no doubt a symbol of the Roman power, yet in this case the way these men and women were killed also displays a form of a power grab by the Romans. <text:s/>Even with a general majority of the populace supporting the gladiators in life and death really shows a form of double standard in the ways of the Roman society. <text:s/>These men are chosen from the lowest possible pool and brought to display the same style and finesse of power, that was enlisted to the Roman legions, having two polar oposites bringing the same advantages to the Romans. <text:s/>Gladiators have always been a facinating subject, a slave that can be loved to the level of that of a politician, someone that was ordered to fight against Rome, is bringing more prestiege and power to city then they could possibly imagine. <text:s/>As for the prisoners of war, these <text:span text:style-name="T2">noxi</text:span>, they display their own version of Roman power, they are themselves the subjects in which the Romans show off their awesome power. <text:s/>The <text:span text:style-name="T2">noxi</text:span> may be condemned to die in a horrible and inhumane fashion, yet their death serves a harbinger for any peoples or leader that wishes to challenge the might of Rome. <text:s/>These displays of violence was to be a clear deturent, one that would halt any of the people from making a stand against the Romans and it allowed the citizens to get a feeling of safety along with a great deal of blood. <text:s/>The Arena had the ability to host a large number of citizens, all of them witnessing whatever the games had to offer, almost all the time, the exicutions would come before <text:s/>the matches, to display the power and might of Rome first and foremost. <text:s/>Since the Romans were so <text:soft-page-break/>keen on displaying their power in the forms of sending humans to their deaths, it is understandable to see that all the people bought into this phenomena. <text:s/>People who have a great deal of pride for their home city, <text:s/>the games had a method of making all other regions seem inferior with one swing of a sword. <text:s/>This topic has always been one that puzzels, since the men that are being sent to die were not Romans, a majority in fact were fighting Romans in the pervious years of their lives, yet they are the ones displaying the power of Rome better then some legionaries could have at the time. <text:s/>To finish this thought, Gladiators were a key part of the Romans displaying power within the urban centers, and they show this power through their fighting and their performance in front of the crowd. <text:s/>To think, what if these men were not selected from the slaves of Rome, if these men were all signed by their own hands to fight upon the sands. <text:s/>There is a chance that it this was more common in the Roman world that these gladiators could show the people more about Rome then the consuls and even the Emperors. <text:s/></text:p>
      <text:p text:style-name="P3"/>
      <text:p text:style-name="P3">WC:35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text:soft-page-break/>Works Cited</text:p>
      <text:p text:style-name="P2"/>
      <text:p text:style-name="P2"/>
      <text:p text:style-name="P3">Caesar's Gallic War. J. B. Greenough, Benjamin L. D'Ooge and M. Grant Daniell. Boston. Ginn and Company. 1898. </text:p>
      <text:p text:style-name="P2"/>
      <text:p text:style-name="P3">Complete Works of Tacitus. Tacitus. Alfred John Church. William Jackson Brodribb. Sara Bryant. edited for Perseus. New York. : Random House, Inc. Random House, Inc. reprinted 1942. </text:p>
      <text:p text:style-name="P3"/>
      <text:p text:style-name="P3">Hope, Valerie M. <text:span text:style-name="T1">Roman death: the dying and the dead in ancient Rome</text:span>. London: Continuum, 2009. </text:p>
      <text:p text:style-name="P3"/>
      <text:p text:style-name="P3">Kyle, Donald G. <text:span text:style-name="T1">Spectacles of death in ancient Rome</text:span>. London: Routledge, 2007. </text:p>
      <text:p text:style-name="P3"><text:line-break/>Livy. History of Rome. English Translation by. Rev. Canon Roberts. New York, New York. E. P. Dutton and Co. 1912. 1. Livy. History of Rome. English Translation. Rev. Canon Roberts. New York, New York. E. P. Dutton and Co. 1912. 2. </text:p>
      <text:p text:style-name="P3"/>
      <text:p text:style-name="P3">Loeb Classical Library, 9 volumes, Greek texts and facing English translation: Harvard University Press, 1914 thru1927. Translation by Earnest Cary. </text:p>
      <text:p text:style-name="P3"/>
      <text:p text:style-name="P3">Loeb Classical Library, 4 volumes, Greek texts with facing English translation by Horace White: Harvard University Press, 1912 and 1913; the Foreign Wars in Vols. I and II, the Civil Wars in Vols. III and IV. The text is in the public domain. </text:p>
      <text:p text:style-name="P3"/>
      <text:p text:style-name="P3">Sallust. The Jugurthine War. Rev. John Selby Watson, M.A. New York and London. Harper &amp; Brothers. 1899. </text:p>
      <text:p text:style-name="P3"/>
      <text:p text:style-name="P3">Suetonius: The Lives of the Twelve Caesars; An English Translation, Augmented with the Biographies of Contemporary Statesmen, Orators, Poets, and Other Associates. Suetonius. Publishing Editor. J. Eugene Reed. Alexander Thomson. Philadelphia. Gebbie &amp; Co. 1889. </text:p>
      <text:p text:style-name="P3"/>
      <text:p text:style-name="P3">Tusculanae Disputationes. M. Tullius Cicero. M. Pohlenz. Leipzig. Teubner. 1918.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22:41:47</meta:creation-date>
    <dc:date>2017-10-29T11:18:31</dc:date>
    <meta:editing-duration>P4DT9H54M6S</meta:editing-duration>
    <meta:editing-cycles>37</meta:editing-cycles>
    <meta:generator>OpenOffice.org/3.4.1$Unix OpenOffice.org_project/341m1$Build-9593</meta:generator>
    <meta:document-statistic meta:table-count="0" meta:image-count="0" meta:object-count="0" meta:page-count="10" meta:paragraph-count="40" meta:word-count="3777" meta:character-count="21365"/>
  </office:meta>
</office:document-meta>
</file>